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language="fr" fo:country="FR" style:font-size-asian="14pt" style:font-size-complex="14pt"/>
    </style:style>
    <style:style style:name="P2" style:family="paragraph" style:parent-style-name="Standard" style:list-style-name="L1">
      <style:text-properties fo:font-size="14pt" fo:language="fr" fo:country="FR" style:font-size-asian="14pt" style:font-size-complex="14pt"/>
    </style:style>
    <style:style style:name="P3" style:family="paragraph" style:parent-style-name="Standard" style:list-style-name="L2">
      <style:text-properties fo:font-size="14pt" fo:language="fr" fo:country="FR" style:font-size-asian="14pt" style:font-size-complex="14pt"/>
    </style:style>
    <style:style style:name="P4" style:family="paragraph" style:parent-style-name="Standard" style:list-style-name="L3">
      <style:text-properties fo:font-size="14pt" fo:language="fr" fo:country="FR" style:font-size-asian="14pt" style:font-size-complex="14pt"/>
    </style:style>
    <style:style style:name="P5" style:family="paragraph" style:parent-style-name="Standard" style:list-style-name="L4">
      <style:text-properties fo:font-size="14pt" fo:language="fr" fo:country="FR" style:font-size-asian="14pt" style:font-size-complex="14pt"/>
    </style:style>
    <style:style style:name="P6" style:family="paragraph" style:parent-style-name="Standard" style:list-style-name="L5">
      <style:text-properties fo:font-size="14pt" fo:language="fr" fo:country="FR" style:font-size-asian="14pt" style:font-size-complex="14pt"/>
    </style:style>
    <style:style style:name="P7" style:family="paragraph" style:parent-style-name="Standard" style:list-style-name="L6">
      <style:text-properties fo:font-size="14pt" fo:language="fr" fo:country="FR" style:font-size-asian="14pt" style:font-size-complex="14pt"/>
    </style:style>
    <style:style style:name="P8" style:family="paragraph" style:parent-style-name="Standard" style:list-style-name="L7">
      <style:text-properties fo:font-size="14pt" fo:language="fr" fo:country="FR" style:font-size-asian="14pt" style:font-size-complex="14pt"/>
    </style:style>
    <style:style style:name="P9" style:family="paragraph" style:parent-style-name="Standard" style:list-style-name="L8">
      <style:text-properties fo:font-size="14pt" fo:language="fr" fo:country="FR" style:font-size-asian="14pt" style:font-size-complex="14pt"/>
    </style:style>
    <style:style style:name="P10" style:family="paragraph" style:parent-style-name="Standard" style:list-style-name="L9">
      <style:text-properties fo:font-size="14pt" fo:language="fr" fo:country="FR" style:font-size-asian="14pt" style:font-size-complex="14pt"/>
    </style:style>
    <style:style style:name="P11" style:family="paragraph" style:parent-style-name="Standard" style:list-style-name="L10">
      <style:text-properties fo:font-size="14pt" fo:language="fr" fo:country="FR" style:font-size-asian="14pt" style:font-size-complex="14pt"/>
    </style:style>
    <style:style style:name="P12" style:family="paragraph" style:parent-style-name="Standard" style:list-style-name="L11">
      <style:text-properties fo:font-size="14pt" fo:language="fr" fo:country="FR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10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onsieur Viez</text:span> [a interrompu] le cour de français.</text:p>
      <text:p text:style-name="P1"/>
      <text:p text:style-name="P1"><text:span text:style-name="T1">La pluie</text:span> [a dévasté] mon potager.</text:p>
      <text:p text:style-name="P1"/>
      <text:p text:style-name="P1"/>
      <text:p text:style-name="P1">Complément circonstanciel</text:p>
      <text:p text:style-name="P1"/>
      <text:p text:style-name="P1">il existe des complément qui apport des information sur l'action indiqué par le verbe : se sont les complément circonstanciel. Ont les reconnais au faite qu'on peux les déplacé ou les supprimé </text:p>
      <text:p text:style-name="P1"/>
      <text:p text:style-name="P1">lorsque un mont ou un groupe de mot a pour fonction complément circonstanciel il peux s’agir d'un C.C. De temps, de lieu, de manière, de moyen, de cause, de consécence, de but, de comparaison, accompagnement, opposition(concession), de condition </text:p>
      <text:p text:style-name="P1"/>
      <text:list xml:id="list8201367779178679655" text:style-name="L1">
        <text:list-item>
          <text:list>
            <text:list-item>
              <text:p text:style-name="P2">De temps : après demain j’irai a l'école</text:p>
            </text:list-item>
          </text:list>
        </text:list-item>
      </text:list>
      <text:list xml:id="list4180239939740380093" text:style-name="L2">
        <text:list-item>
          <text:list>
            <text:list-item>
              <text:p text:style-name="P3">De lieu : j'ai regardé un film au cinéma</text:p>
            </text:list-item>
          </text:list>
        </text:list-item>
      </text:list>
      <text:list xml:id="list4236020408166334604" text:style-name="L3">
        <text:list-item>
          <text:list>
            <text:list-item>
              <text:p text:style-name="P4">De manière :</text:p>
            </text:list-item>
          </text:list>
        </text:list-item>
      </text:list>
      <text:list xml:id="list1343148458879029006" text:style-name="L4">
        <text:list-item>
          <text:list>
            <text:list-item>
              <text:p text:style-name="P5">De moyen :</text:p>
            </text:list-item>
          </text:list>
        </text:list-item>
      </text:list>
      <text:list xml:id="list2838239199585178598" text:style-name="L5">
        <text:list-item>
          <text:list>
            <text:list-item>
              <text:p text:style-name="P6">De Consecence : il a mangé toute la boite de gateux, si bien qu'il est malade.</text:p>
            </text:list-item>
          </text:list>
        </text:list-item>
      </text:list>
      <text:list xml:id="list832345891997484652" text:style-name="L6">
        <text:list-item>
          <text:list>
            <text:list-item>
              <text:p text:style-name="P7">De comparaison : je travaille autant que toi.</text:p>
            </text:list-item>
          </text:list>
        </text:list-item>
      </text:list>
      <text:list xml:id="list6068739890895303968" text:style-name="L7">
        <text:list-item>
          <text:list>
            <text:list-item>
              <text:p text:style-name="P8">De accompagnement : je suis allé au conssère avec ma sœurs</text:p>
            </text:list-item>
          </text:list>
        </text:list-item>
      </text:list>
      <text:list xml:id="list5914398635109393280" text:style-name="L8">
        <text:list-item>
          <text:list>
            <text:list-item>
              <text:p text:style-name="P9">Dauposition : bien</text:p>
            </text:list-item>
          </text:list>
        </text:list-item>
      </text:list>
      <text:list xml:id="list8534391227119076606" text:style-name="L9">
        <text:list-item>
          <text:list>
            <text:list-item>
              <text:p text:style-name="P10">De Condition : si tu fais de ton mieux, je serais fière de toi</text:p>
            </text:list-item>
          </text:list>
        </text:list-item>
      </text:list>
      <text:p text:style-name="P1"/>
      <text:p text:style-name="P1">sertin complément indican le prix, temps, pois fonpartit du groupe verbale. En effé on ne peux pas les déplassé si non le sance</text:p>
      <text:p text:style-name="P1"/>
      <text:p text:style-name="P1">C.E. Lieu : je vais a l'école.</text:p>
      <text:p text:style-name="P1">C.E temps : j'ai dormit deux heures.</text:p>
      <text:p text:style-name="P1">C.E prix : cette article coute 2 euros</text:p>
      <text:p text:style-name="P1">C.E pois : il paisse 30 kg</text:p>
      <text:p text:style-name="P1">C.E mesure : il mesure 40 cm.</text:p>
      <text:p text:style-name="P1"/>
      <text:p text:style-name="P1">Entraînement à l’évaluation.</text:p>
      <text:p text:style-name="P1"/>
      <text:list xml:id="list3678029798598629948" text:style-name="L10">
        <text:list-item>
          <text:p text:style-name="P11">à l'école =&gt; ce.lieu</text:p>
          <text:p text:style-name="P11">à pied =&gt; cc. De moyen</text:p>
        </text:list-item>
        <text:list-item>
          <text:p text:style-name="P11">tôt le matin =&gt; CE. temps</text:p>
          <text:p text:style-name="P11"/>
        </text:list-item>
        <text:list-item>
          <text:p text:style-name="P11">avec ma mère =&gt; CC. accompagnement</text:p>
        </text:list-item>
      </text:list>
      <text:p text:style-name="P1"/>
      <text:p text:style-name="P1">4. lentement sans nous presser =&gt; CC. De manière</text:p>
      <text:list xml:id="list486722316762437003" text:style-name="L11">
        <text:list-item>
          <text:p text:style-name="P12"><text:soft-page-break/>=&gt; cc. d'opposition</text:p>
        </text:list-item>
        <text:list-item>
          <text:p text:style-name="P12">=&gt; CC de cause</text:p>
        </text:list-item>
        <text:list-item>
          <text:p text:style-name="P12">CC de but</text:p>
          <text:p text:style-name="P12">CC de conséquence</text:p>
        </text:list-item>
        <text:list-item>
          <text:p text:style-name="P12">CC de temps</text:p>
          <text:p text:style-name="P12">C.caus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3M24S</meta:editing-duration>
    <meta:editing-cycles>154</meta:editing-cycles>
    <meta:generator>OpenOffice/4.1.7$Win32 OpenOffice.org_project/417m1$Build-9800</meta:generator>
    <dc:date>2021-03-30T08:51:30.14</dc:date>
    <meta:document-statistic meta:table-count="0" meta:image-count="0" meta:object-count="0" meta:page-count="2" meta:paragraph-count="32" meta:word-count="287" meta:character-count="1499"/>
    <meta:user-defined meta:name="Info 1"/>
    <meta:user-defined meta:name="Info 2"/>
    <meta:user-defined meta:name="Info 3"/>
    <meta:user-defined meta:name="Info 4"/>
  </office:meta>
</office:document-meta>
</file>